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44.8mm"/>
    </style:style>
    <style:style style:name="co3" style:family="table-column">
      <style:table-column-properties fo:break-before="auto" style:column-width="6.56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16.2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24.41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21.24mm"/>
    </style:style>
    <style:style style:name="co12" style:family="table-column">
      <style:table-column-properties fo:break-before="auto" style:column-width="14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color="#4c4c4c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4c4c4c"/>
    </style:style>
    <style:style style:name="ce11" style:family="table-cell" style:parent-style-name="Default" style:data-style-name="N2">
      <style:text-properties fo:color="#0000ff" fo:font-weight="bold" style:font-weight-asian="bold" style:font-weight-complex="bold"/>
    </style:style>
    <style:style style:name="ce12" style:family="table-cell" style:parent-style-name="Default" style:data-style-name="N2">
      <style:text-properties fo:color="#4c4c4c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4c4c4c"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color="#4c4c4c"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color="#4c4c4c" style:font-name="Arial" fo:font-weight="normal" style:font-name-asian="Droid Sans Fallback" style:font-weight-asian="normal" style:font-name-complex="Lohit Hindi" style:font-weight-complex="normal"/>
    </style:style>
    <style:style style:name="ce16" style:family="table-cell" style:parent-style-name="Default" style:data-style-name="N2">
      <style:text-properties fo:color="#4c4c4c" style:font-name="Arial" fo:font-weight="normal" style:font-name-asian="Droid Sans Fallback" style:font-weight-asian="normal" style:font-name-complex="Lohit Hindi" style:font-weight-complex="normal"/>
    </style:style>
    <style:style style:name="ce17" style:family="table-cell" style:parent-style-name="Default" style:data-style-name="N2">
      <style:text-properties fo:color="#000080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ffffcc"/>
      <style:text-properties fo:color="#000080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transparent"/>
      <style:text-properties fo:color="#000080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  <style:text-properties fo:color="#000080" fo:font-weight="bold" style:font-weight-asian="bold" style:font-weight-complex="bold"/>
    </style:style>
    <style:style style:name="ce32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color="#999999" style:font-name="Arial" style:font-name-asian="Droid Sans Fallback" style:font-name-complex="Lohit Hindi"/>
    </style:style>
    <style:style style:name="ce34" style:family="table-cell" style:parent-style-name="Default">
      <style:text-properties fo:color="#999999"/>
    </style:style>
    <style:style style:name="ce35" style:family="table-cell" style:parent-style-name="Default">
      <style:text-properties style:use-window-font-color="tru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charts" table:style-name="ta1">
        <table:shapes>
          <draw:frame draw:z-index="0" draw:style-name="gr1" draw:text-style-name="P1" svg:width="159.99mm" svg:height="89.99mm" svg:x="0.01mm" svg:y="75.04mm">
            <loext:p draw:notify-on-update-of-ranges="charts.E2:charts.L2 charts.A7:charts.A7 charts.E7:charts.L7 charts.E2:charts.L2 charts.A10:charts.A10 charts.E10:charts.L10 charts.E2:charts.L2 charts.A3:charts.A3 charts.E3:charts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0mm" svg:height="60mm" svg:x="195.05mm" svg:y="72.58mm">
            <loext:p draw:notify-on-update-of-ranges="charts.O2:charts.V2 charts.A3:charts.A3 charts.O3:charts.V3 charts.O2:charts.V2 charts.A7:charts.A7 charts.O7:charts.V7 charts.O2:charts.V2 charts.A10:charts.A10 charts.O10:charts.V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5" table:default-cell-style-name="ce17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9" table:number-columns-repeated="7"/>
          <table:table-cell table:style-name="ce13"/>
          <table:table-cell/>
          <table:table-cell table:style-name="ce6"/>
          <table:table-cell table:style-name="ce9" table:number-columns-repeated="7"/>
          <table:table-cell table:style-name="ce14"/>
          <table:table-cell table:style-name="ce4" table:number-columns-repeated="100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table:style-name="ce4" office:value-type="string" calcext:value-type="string">
            <text:p>maxNumberOfMappings</text:p>
          </table:table-cell>
          <table:table-cell table:style-name="ce4"/>
          <table:table-cell table:style-name="ce6" office:value-type="string" calcext:value-type="string">
            <text:p>cache size:</text:p>
          </table:table-cell>
          <table:table-cell table:style-name="ce9" table:formula="of:=['10K-100'.$D2]" office:value-type="float" office:value="10000" calcext:value-type="float">
            <text:p>10000</text:p>
          </table:table-cell>
          <table:table-cell table:style-name="ce9" table:formula="of:=['20K-100'.$D2]" office:value-type="float" office:value="20000" calcext:value-type="float">
            <text:p>20000</text:p>
          </table:table-cell>
          <table:table-cell table:style-name="ce9" table:formula="of:=['30K-100'.$D2]" office:value-type="float" office:value="30000" calcext:value-type="float">
            <text:p>30000</text:p>
          </table:table-cell>
          <table:table-cell table:style-name="ce9" table:formula="of:=['40K-100'.$D2]" office:value-type="float" office:value="40000" calcext:value-type="float">
            <text:p>40000</text:p>
          </table:table-cell>
          <table:table-cell table:style-name="ce9" table:formula="of:=['50K-100'.$D2]" office:value-type="float" office:value="50000" calcext:value-type="float">
            <text:p>50000</text:p>
          </table:table-cell>
          <table:table-cell table:style-name="ce9" table:formula="of:=['200K-100'.$D2]" office:value-type="float" office:value="200000" calcext:value-type="float">
            <text:p>200000</text:p>
          </table:table-cell>
          <table:table-cell table:style-name="ce9" table:formula="of:=['500K-100'.$D2]" office:value-type="float" office:value="500000" calcext:value-type="float">
            <text:p>500000</text:p>
          </table:table-cell>
          <table:table-cell table:style-name="ce14" table:formula="of:=['3000K-100'.$D2]" office:value-type="float" office:value="700000" calcext:value-type="float">
            <text:p>700000</text:p>
          </table:table-cell>
          <table:table-cell/>
          <table:table-cell table:style-name="ce6" office:value-type="string" calcext:value-type="string">
            <text:p>cache size:</text:p>
          </table:table-cell>
          <table:table-cell table:style-name="ce9" table:formula="of:=['10K-100'.$D2]" office:value-type="float" office:value="10000" calcext:value-type="float">
            <text:p>10000</text:p>
          </table:table-cell>
          <table:table-cell table:style-name="ce9" table:formula="of:=['20K-100'.$D2]" office:value-type="float" office:value="20000" calcext:value-type="float">
            <text:p>20000</text:p>
          </table:table-cell>
          <table:table-cell table:style-name="ce9" table:formula="of:=['30K-100'.$D2]" office:value-type="float" office:value="30000" calcext:value-type="float">
            <text:p>30000</text:p>
          </table:table-cell>
          <table:table-cell table:style-name="ce9" table:formula="of:=['40K-100'.$D2]" office:value-type="float" office:value="40000" calcext:value-type="float">
            <text:p>40000</text:p>
          </table:table-cell>
          <table:table-cell table:style-name="ce9" table:formula="of:=['50K-100'.$D2]" office:value-type="float" office:value="50000" calcext:value-type="float">
            <text:p>50000</text:p>
          </table:table-cell>
          <table:table-cell table:style-name="ce9" table:formula="of:=['200K-100'.$D2]" office:value-type="float" office:value="200000" calcext:value-type="float">
            <text:p>200000</text:p>
          </table:table-cell>
          <table:table-cell table:style-name="ce9" table:formula="of:=['500K-100'.$D2]" office:value-type="float" office:value="500000" calcext:value-type="float">
            <text:p>500000</text:p>
          </table:table-cell>
          <table:table-cell table:style-name="ce14" table:formula="of:=['3000K-100'.$D2]" office:value-type="float" office:value="700000" calcext:value-type="float">
            <text:p>700000</text:p>
          </table:table-cell>
          <table:table-cell table:style-name="ce4" table:number-columns-repeated="1002"/>
        </table:table-row>
        <table:table-row table:style-name="ro1">
          <table:table-cell office:value-type="string" calcext:value-type="string">
            <text:p>TPF</text:p>
          </table:table-cell>
          <table:table-cell table:number-columns-repeated="2"/>
          <table:table-cell table:style-name="ce7" office:value-type="string" calcext:value-type="string">
            <text:p>hit rate:</text:p>
          </table:table-cell>
          <table:table-cell table:style-name="ce10" table:formula="of:=['10K-100'.$H5]" office:value-type="float" office:value="0.669117444000604" calcext:value-type="float">
            <text:p>0,67</text:p>
          </table:table-cell>
          <table:table-cell table:style-name="ce10" table:formula="of:=['20K-100'.$H5]" office:value-type="float" office:value="1.16230524686194" calcext:value-type="float">
            <text:p>1,16</text:p>
          </table:table-cell>
          <table:table-cell table:style-name="ce10" table:formula="of:=['30K-100'.$H5]" office:value-type="float" office:value="1.33108507638226" calcext:value-type="float">
            <text:p>1,33</text:p>
          </table:table-cell>
          <table:table-cell table:style-name="ce10" table:formula="of:=['40K-100'.$H5]" office:value-type="float" office:value="1.45421701817284" calcext:value-type="float">
            <text:p>1,45</text:p>
          </table:table-cell>
          <table:table-cell table:style-name="ce10" table:formula="of:=['50K-100'.$H5]" office:value-type="float" office:value="1.65289121945197" calcext:value-type="float">
            <text:p>1,65</text:p>
          </table:table-cell>
          <table:table-cell table:style-name="ce10" table:formula="of:=['200K-100'.$H5]" office:value-type="float" office:value="3.65876638671843" calcext:value-type="float">
            <text:p>3,66</text:p>
          </table:table-cell>
          <table:table-cell table:style-name="ce10" table:formula="of:=['500K-100'.$H5]" office:value-type="float" office:value="4.96871304370427" calcext:value-type="float">
            <text:p>4,97</text:p>
          </table:table-cell>
          <table:table-cell table:style-name="ce15" table:formula="of:=['3000K-100'.$H5]" office:value-type="float" office:value="4.98949793126303" calcext:value-type="float">
            <text:p>4,99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formula="of:=['10K-100'.$E5]" office:value-type="float" office:value="4119" calcext:value-type="float">
            <text:p>4119,00</text:p>
          </table:table-cell>
          <table:table-cell table:style-name="ce10" table:formula="of:=['20K-100'.$E5]" office:value-type="float" office:value="7155" calcext:value-type="float">
            <text:p>7155,00</text:p>
          </table:table-cell>
          <table:table-cell table:style-name="ce10" table:formula="of:=['30K-100'.$E5]" office:value-type="float" office:value="8194" calcext:value-type="float">
            <text:p>8194,00</text:p>
          </table:table-cell>
          <table:table-cell table:style-name="ce10" table:formula="of:=['40K-100'.$E5]" office:value-type="float" office:value="8952" calcext:value-type="float">
            <text:p>8952,00</text:p>
          </table:table-cell>
          <table:table-cell table:style-name="ce10" table:formula="of:=['50K-100'.$E5]" office:value-type="float" office:value="10175" calcext:value-type="float">
            <text:p>10175,00</text:p>
          </table:table-cell>
          <table:table-cell table:style-name="ce10" table:formula="of:=['200K-100'.$E5]" office:value-type="float" office:value="22523" calcext:value-type="float">
            <text:p>22523,00</text:p>
          </table:table-cell>
          <table:table-cell table:style-name="ce10" table:formula="of:=['500K-100'.$E5]" office:value-type="float" office:value="30587" calcext:value-type="float">
            <text:p>30587,00</text:p>
          </table:table-cell>
          <table:table-cell table:style-name="ce15" table:formula="of:=['3000K-100'.$E5]" office:value-type="float" office:value="30715" calcext:value-type="float">
            <text:p>30715,00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2"/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7]" office:value-type="string" office:string-value="" calcext:value-type="error">
            <text:p>#DIV/0!</text:p>
          </table:table-cell>
          <table:table-cell table:style-name="ce10" table:formula="of:=['20K-100'.$H7]" office:value-type="string" office:string-value="" calcext:value-type="error">
            <text:p>#DIV/0!</text:p>
          </table:table-cell>
          <table:table-cell table:style-name="ce12" table:formula="of:=['30K-100'.$H7]" office:value-type="string" office:string-value="" calcext:value-type="error">
            <text:p>#DIV/0!</text:p>
          </table:table-cell>
          <table:table-cell table:style-name="ce10" table:formula="of:=['40K-100'.$H7]" office:value-type="string" office:string-value="" calcext:value-type="error">
            <text:p>#DIV/0!</text:p>
          </table:table-cell>
          <table:table-cell table:style-name="ce10" table:formula="of:=['50K-100'.$H7]" office:value-type="string" office:string-value="" calcext:value-type="error">
            <text:p>#DIV/0!</text:p>
          </table:table-cell>
          <table:table-cell table:style-name="ce10" table:formula="of:=['200K-100'.$H7]" office:value-type="string" office:string-value="" calcext:value-type="error">
            <text:p>#DIV/0!</text:p>
          </table:table-cell>
          <table:table-cell table:style-name="ce10" table:formula="of:=['500K-100'.$H7]" office:value-type="string" office:string-value="" calcext:value-type="error">
            <text:p>#DIV/0!</text:p>
          </table:table-cell>
          <table:table-cell table:style-name="ce16" table:formula="of:=['3000K-100'.$H7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8]" office:value-type="string" office:string-value="" calcext:value-type="error">
            <text:p>#DIV/0!</text:p>
          </table:table-cell>
          <table:table-cell table:style-name="ce10" table:formula="of:=['20K-100'.$H8]" office:value-type="string" office:string-value="" calcext:value-type="error">
            <text:p>#DIV/0!</text:p>
          </table:table-cell>
          <table:table-cell table:style-name="ce12" table:formula="of:=['30K-100'.$H8]" office:value-type="string" office:string-value="" calcext:value-type="error">
            <text:p>#DIV/0!</text:p>
          </table:table-cell>
          <table:table-cell table:style-name="ce10" table:formula="of:=['40K-100'.$H8]" office:value-type="string" office:string-value="" calcext:value-type="error">
            <text:p>#DIV/0!</text:p>
          </table:table-cell>
          <table:table-cell table:style-name="ce10" table:formula="of:=['50K-100'.$H8]" office:value-type="string" office:string-value="" calcext:value-type="error">
            <text:p>#DIV/0!</text:p>
          </table:table-cell>
          <table:table-cell table:style-name="ce10" table:formula="of:=['200K-100'.$H8]" office:value-type="string" office:string-value="" calcext:value-type="error">
            <text:p>#DIV/0!</text:p>
          </table:table-cell>
          <table:table-cell table:style-name="ce10" table:formula="of:=['500K-100'.$H8]" office:value-type="string" office:string-value="" calcext:value-type="error">
            <text:p>#DIV/0!</text:p>
          </table:table-cell>
          <table:table-cell table:style-name="ce16" table:formula="of:=['3000K-100'.$H8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(15)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9]" office:value-type="float" office:value="0.944919278252612" calcext:value-type="float">
            <text:p>0,94</text:p>
          </table:table-cell>
          <table:table-cell table:style-name="ce10" table:formula="of:=['20K-100'.$H9]" office:value-type="float" office:value="1.00899788703972" calcext:value-type="float">
            <text:p>1,01</text:p>
          </table:table-cell>
          <table:table-cell table:style-name="ce12" table:formula="of:=['30K-100'.$H9]" office:value-type="float" office:value="1.0636277302944" calcext:value-type="float">
            <text:p>1,06</text:p>
          </table:table-cell>
          <table:table-cell table:style-name="ce10" table:formula="of:=['40K-100'.$H9]" office:value-type="float" office:value="1.0636277302944" calcext:value-type="float">
            <text:p>1,06</text:p>
          </table:table-cell>
          <table:table-cell table:style-name="ce10" table:formula="of:=['50K-100'.$H9]" office:value-type="float" office:value="1.0636277302944" calcext:value-type="float">
            <text:p>1,06</text:p>
          </table:table-cell>
          <table:table-cell table:style-name="ce10" table:formula="of:=['200K-100'.$H9]" office:value-type="float" office:value="1.0636277302944" calcext:value-type="float">
            <text:p>1,06</text:p>
          </table:table-cell>
          <table:table-cell table:style-name="ce10" table:formula="of:=['500K-100'.$H9]" office:value-type="float" office:value="1.0636277302944" calcext:value-type="float">
            <text:p>1,06</text:p>
          </table:table-cell>
          <table:table-cell table:style-name="ce16" table:formula="of:=['3000K-100'.$H9]" office:value-type="float" office:value="1.0636277302944" calcext:value-type="float">
            <text:p>1,06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formula="of:=['10K-100'.$E9]" office:value-type="float" office:value="398" calcext:value-type="float">
            <text:p>398,00</text:p>
          </table:table-cell>
          <table:table-cell table:style-name="ce10" table:formula="of:=['20K-100'.$E9]" office:value-type="float" office:value="425" calcext:value-type="float">
            <text:p>425,00</text:p>
          </table:table-cell>
          <table:table-cell table:style-name="ce12" table:formula="of:=['30K-100'.$E9]" office:value-type="float" office:value="448" calcext:value-type="float">
            <text:p>448,00</text:p>
          </table:table-cell>
          <table:table-cell table:style-name="ce10" table:formula="of:=['40K-100'.$E9]" office:value-type="float" office:value="448" calcext:value-type="float">
            <text:p>448,00</text:p>
          </table:table-cell>
          <table:table-cell table:style-name="ce10" table:formula="of:=['50K-100'.$E9]" office:value-type="float" office:value="448" calcext:value-type="float">
            <text:p>448,00</text:p>
          </table:table-cell>
          <table:table-cell table:style-name="ce10" table:formula="of:=['200K-100'.$E9]" office:value-type="float" office:value="448" calcext:value-type="float">
            <text:p>448,00</text:p>
          </table:table-cell>
          <table:table-cell table:style-name="ce10" table:formula="of:=['500K-100'.$E9]" office:value-type="float" office:value="448" calcext:value-type="float">
            <text:p>448,00</text:p>
          </table:table-cell>
          <table:table-cell table:style-name="ce16" table:formula="of:=['3000K-100'.$E9]" office:value-type="float" office:value="448" calcext:value-type="float">
            <text:p>448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0]" office:value-type="string" office:string-value="" calcext:value-type="error">
            <text:p>#DIV/0!</text:p>
          </table:table-cell>
          <table:table-cell table:style-name="ce10" table:formula="of:=['20K-100'.$H10]" office:value-type="string" office:string-value="" calcext:value-type="error">
            <text:p>#DIV/0!</text:p>
          </table:table-cell>
          <table:table-cell table:style-name="ce12" table:formula="of:=['30K-100'.$H10]" office:value-type="string" office:string-value="" calcext:value-type="error">
            <text:p>#DIV/0!</text:p>
          </table:table-cell>
          <table:table-cell table:style-name="ce10" table:formula="of:=['40K-100'.$H10]" office:value-type="string" office:string-value="" calcext:value-type="error">
            <text:p>#DIV/0!</text:p>
          </table:table-cell>
          <table:table-cell table:style-name="ce10" table:formula="of:=['50K-100'.$H10]" office:value-type="string" office:string-value="" calcext:value-type="error">
            <text:p>#DIV/0!</text:p>
          </table:table-cell>
          <table:table-cell table:style-name="ce10" table:formula="of:=['200K-100'.$H10]" office:value-type="string" office:string-value="" calcext:value-type="error">
            <text:p>#DIV/0!</text:p>
          </table:table-cell>
          <table:table-cell table:style-name="ce10" table:formula="of:=['500K-100'.$H10]" office:value-type="string" office:string-value="" calcext:value-type="error">
            <text:p>#DIV/0!</text:p>
          </table:table-cell>
          <table:table-cell table:style-name="ce16" table:formula="of:=['3000K-100'.$H10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1]" office:value-type="string" office:string-value="" calcext:value-type="error">
            <text:p>#DIV/0!</text:p>
          </table:table-cell>
          <table:table-cell table:style-name="ce10" table:formula="of:=['20K-100'.$H11]" office:value-type="string" office:string-value="" calcext:value-type="error">
            <text:p>#DIV/0!</text:p>
          </table:table-cell>
          <table:table-cell table:style-name="ce12" table:formula="of:=['30K-100'.$H11]" office:value-type="string" office:string-value="" calcext:value-type="error">
            <text:p>#DIV/0!</text:p>
          </table:table-cell>
          <table:table-cell table:style-name="ce10" table:formula="of:=['40K-100'.$H11]" office:value-type="string" office:string-value="" calcext:value-type="error">
            <text:p>#DIV/0!</text:p>
          </table:table-cell>
          <table:table-cell table:style-name="ce10" table:formula="of:=['50K-100'.$H11]" office:value-type="string" office:string-value="" calcext:value-type="error">
            <text:p>#DIV/0!</text:p>
          </table:table-cell>
          <table:table-cell table:style-name="ce10" table:formula="of:=['200K-100'.$H11]" office:value-type="string" office:string-value="" calcext:value-type="error">
            <text:p>#DIV/0!</text:p>
          </table:table-cell>
          <table:table-cell table:style-name="ce10" table:formula="of:=['500K-100'.$H11]" office:value-type="string" office:string-value="" calcext:value-type="error">
            <text:p>#DIV/0!</text:p>
          </table:table-cell>
          <table:table-cell table:style-name="ce16" table:formula="of:=['3000K-100'.$H11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(30)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2]" office:value-type="float" office:value="1.78256117043639" calcext:value-type="float">
            <text:p>1,78</text:p>
          </table:table-cell>
          <table:table-cell table:style-name="ce10" table:formula="of:=['20K-100'.$H12]" office:value-type="float" office:value="1.88346085932902" calcext:value-type="float">
            <text:p>1,88</text:p>
          </table:table-cell>
          <table:table-cell table:style-name="ce12" table:formula="of:=['30K-100'.$H12]" office:value-type="float" office:value="1.88346085932902" calcext:value-type="float">
            <text:p>1,88</text:p>
          </table:table-cell>
          <table:table-cell table:style-name="ce10" table:formula="of:=['40K-100'.$H12]" office:value-type="float" office:value="1.88346085932902" calcext:value-type="float">
            <text:p>1,88</text:p>
          </table:table-cell>
          <table:table-cell table:style-name="ce10" table:formula="of:=['50K-100'.$H12]" office:value-type="float" office:value="1.8833816790684" calcext:value-type="float">
            <text:p>1,88</text:p>
          </table:table-cell>
          <table:table-cell table:style-name="ce10" table:formula="of:=['200K-100'.$H12]" office:value-type="float" office:value="1.8833816790684" calcext:value-type="float">
            <text:p>1,88</text:p>
          </table:table-cell>
          <table:table-cell table:style-name="ce10" table:formula="of:=['500K-100'.$H12]" office:value-type="float" office:value="1.8833816790684" calcext:value-type="float">
            <text:p>1,88</text:p>
          </table:table-cell>
          <table:table-cell table:style-name="ce16" table:formula="of:=['3000K-100'.$H12]" office:value-type="float" office:value="1.8833816790684" calcext:value-type="float">
            <text:p>1,88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formula="of:=['10K-100'.$E12]" office:value-type="float" office:value="424" calcext:value-type="float">
            <text:p>424,00</text:p>
          </table:table-cell>
          <table:table-cell table:style-name="ce10" table:formula="of:=['20K-100'.$E12]" office:value-type="float" office:value="448" calcext:value-type="float">
            <text:p>448,00</text:p>
          </table:table-cell>
          <table:table-cell table:style-name="ce12" table:formula="of:=['30K-100'.$E12]" office:value-type="float" office:value="448" calcext:value-type="float">
            <text:p>448,00</text:p>
          </table:table-cell>
          <table:table-cell table:style-name="ce10" table:formula="of:=['40K-100'.$E12]" office:value-type="float" office:value="448" calcext:value-type="float">
            <text:p>448,00</text:p>
          </table:table-cell>
          <table:table-cell table:style-name="ce10" table:formula="of:=['50K-100'.$E12]" office:value-type="float" office:value="448" calcext:value-type="float">
            <text:p>448,00</text:p>
          </table:table-cell>
          <table:table-cell table:style-name="ce10" table:formula="of:=['200K-100'.$E12]" office:value-type="float" office:value="448" calcext:value-type="float">
            <text:p>448,00</text:p>
          </table:table-cell>
          <table:table-cell table:style-name="ce10" table:formula="of:=['500K-100'.$E12]" office:value-type="float" office:value="448" calcext:value-type="float">
            <text:p>448,00</text:p>
          </table:table-cell>
          <table:table-cell table:style-name="ce16" table:formula="of:=['3000K-100'.$E12]" office:value-type="float" office:value="448" calcext:value-type="float">
            <text:p>448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3]" office:value-type="string" office:string-value="" calcext:value-type="error">
            <text:p>#DIV/0!</text:p>
          </table:table-cell>
          <table:table-cell table:style-name="ce10" table:formula="of:=['20K-100'.$H13]" office:value-type="string" office:string-value="" calcext:value-type="error">
            <text:p>#DIV/0!</text:p>
          </table:table-cell>
          <table:table-cell table:style-name="ce12" table:formula="of:=['30K-100'.$H13]" office:value-type="string" office:string-value="" calcext:value-type="error">
            <text:p>#DIV/0!</text:p>
          </table:table-cell>
          <table:table-cell table:style-name="ce10" table:formula="of:=['40K-100'.$H13]" office:value-type="string" office:string-value="" calcext:value-type="error">
            <text:p>#DIV/0!</text:p>
          </table:table-cell>
          <table:table-cell table:style-name="ce10" table:formula="of:=['50K-100'.$H13]" office:value-type="string" office:string-value="" calcext:value-type="error">
            <text:p>#DIV/0!</text:p>
          </table:table-cell>
          <table:table-cell table:style-name="ce10" table:formula="of:=['200K-100'.$H13]" office:value-type="string" office:string-value="" calcext:value-type="error">
            <text:p>#DIV/0!</text:p>
          </table:table-cell>
          <table:table-cell table:style-name="ce10" table:formula="of:=['500K-100'.$H13]" office:value-type="string" office:string-value="" calcext:value-type="error">
            <text:p>#DIV/0!</text:p>
          </table:table-cell>
          <table:table-cell table:style-name="ce16" table:formula="of:=['3000K-100'.$H13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4]" office:value-type="string" office:string-value="" calcext:value-type="error">
            <text:p>#DIV/0!</text:p>
          </table:table-cell>
          <table:table-cell table:style-name="ce10" table:formula="of:=['20K-100'.$H14]" office:value-type="string" office:string-value="" calcext:value-type="error">
            <text:p>#DIV/0!</text:p>
          </table:table-cell>
          <table:table-cell table:style-name="ce12" table:formula="of:=['30K-100'.$H14]" office:value-type="string" office:string-value="" calcext:value-type="error">
            <text:p>#DIV/0!</text:p>
          </table:table-cell>
          <table:table-cell table:style-name="ce10" table:formula="of:=['40K-100'.$H14]" office:value-type="string" office:string-value="" calcext:value-type="error">
            <text:p>#DIV/0!</text:p>
          </table:table-cell>
          <table:table-cell table:style-name="ce10" table:formula="of:=['50K-100'.$H14]" office:value-type="string" office:string-value="" calcext:value-type="error">
            <text:p>#DIV/0!</text:p>
          </table:table-cell>
          <table:table-cell table:style-name="ce10" table:formula="of:=['200K-100'.$H14]" office:value-type="string" office:string-value="" calcext:value-type="error">
            <text:p>#DIV/0!</text:p>
          </table:table-cell>
          <table:table-cell table:style-name="ce10" table:formula="of:=['500K-100'.$H14]" office:value-type="string" office:string-value="" calcext:value-type="error">
            <text:p>#DIV/0!</text:p>
          </table:table-cell>
          <table:table-cell table:style-name="ce16" table:formula="of:=['3000K-100'.$H14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5]" office:value-type="string" office:string-value="" calcext:value-type="error">
            <text:p>#DIV/0!</text:p>
          </table:table-cell>
          <table:table-cell table:style-name="ce10" table:formula="of:=['20K-100'.$H15]" office:value-type="string" office:string-value="" calcext:value-type="error">
            <text:p>#DIV/0!</text:p>
          </table:table-cell>
          <table:table-cell table:style-name="ce12" table:formula="of:=['30K-100'.$H15]" office:value-type="string" office:string-value="" calcext:value-type="error">
            <text:p>#DIV/0!</text:p>
          </table:table-cell>
          <table:table-cell table:style-name="ce10" table:formula="of:=['40K-100'.$H15]" office:value-type="string" office:string-value="" calcext:value-type="error">
            <text:p>#DIV/0!</text:p>
          </table:table-cell>
          <table:table-cell table:style-name="ce10" table:formula="of:=['50K-100'.$H15]" office:value-type="string" office:string-value="" calcext:value-type="error">
            <text:p>#DIV/0!</text:p>
          </table:table-cell>
          <table:table-cell table:style-name="ce10" table:formula="of:=['200K-100'.$H15]" office:value-type="string" office:string-value="" calcext:value-type="error">
            <text:p>#DIV/0!</text:p>
          </table:table-cell>
          <table:table-cell table:style-name="ce10" table:formula="of:=['500K-100'.$H15]" office:value-type="string" office:string-value="" calcext:value-type="error">
            <text:p>#DIV/0!</text:p>
          </table:table-cell>
          <table:table-cell table:style-name="ce16" table:formula="of:=['3000K-100'.$H15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office:value-type="string" calcext:value-type="string">
            <text:p>hit rate:</text:p>
          </table:table-cell>
          <table:table-cell table:style-name="ce10" table:formula="of:=['10K-100'.$H16]" office:value-type="string" office:string-value="" calcext:value-type="error">
            <text:p>#DIV/0!</text:p>
          </table:table-cell>
          <table:table-cell table:style-name="ce10" table:formula="of:=['20K-100'.$H16]" office:value-type="string" office:string-value="" calcext:value-type="error">
            <text:p>#DIV/0!</text:p>
          </table:table-cell>
          <table:table-cell table:style-name="ce12" table:formula="of:=['30K-100'.$H16]" office:value-type="string" office:string-value="" calcext:value-type="error">
            <text:p>#DIV/0!</text:p>
          </table:table-cell>
          <table:table-cell table:style-name="ce10" table:formula="of:=['40K-100'.$H16]" office:value-type="string" office:string-value="" calcext:value-type="error">
            <text:p>#DIV/0!</text:p>
          </table:table-cell>
          <table:table-cell table:style-name="ce10" table:formula="of:=['50K-100'.$H16]" office:value-type="string" office:string-value="" calcext:value-type="error">
            <text:p>#DIV/0!</text:p>
          </table:table-cell>
          <table:table-cell table:style-name="ce10" table:formula="of:=['200K-100'.$H16]" office:value-type="string" office:string-value="" calcext:value-type="error">
            <text:p>#DIV/0!</text:p>
          </table:table-cell>
          <table:table-cell table:style-name="ce10" table:formula="of:=['500K-100'.$H16]" office:value-type="string" office:string-value="" calcext:value-type="error">
            <text:p>#DIV/0!</text:p>
          </table:table-cell>
          <table:table-cell table:style-name="ce16" table:formula="of:=['3000K-100'.$H16]" office:value-type="string" office:string-value="" calcext:value-type="error">
            <text:p>#DIV/0!</text:p>
          </table:table-cell>
          <table:table-cell/>
          <table:table-cell table:style-name="ce7" office:value-type="string" calcext:value-type="string">
            <text:p>#hits:</text:p>
          </table:table-cell>
          <table:table-cell table:style-name="ce10" table:number-columns-repeated="2"/>
          <table:table-cell table:style-name="ce12"/>
          <table:table-cell table:style-name="ce10" table:number-columns-repeated="4"/>
          <table:table-cell table:style-name="ce16"/>
          <table:table-cell table:number-columns-repeated="1002"/>
        </table:table-row>
        <table:table-row table:style-name="ro1">
          <table:table-cell table:style-name="ce3"/>
          <table:table-cell table:style-name="ce5" table:number-columns-repeated="2"/>
          <table:table-cell table:style-name="ce8" office:value-type="string" calcext:value-type="string">
            <text:p>average:</text:p>
          </table:table-cell>
          <table:table-cell table:style-name="ce11" table:formula="of:=AVERAGE([.E5:.E14])" office:value-type="string" office:string-value="" calcext:value-type="error">
            <text:p>#DIV/0!</text:p>
          </table:table-cell>
          <table:table-cell table:style-name="ce11" table:formula="of:=AVERAGE([.F5:.F14])" office:value-type="string" office:string-value="" calcext:value-type="error">
            <text:p>#DIV/0!</text:p>
          </table:table-cell>
          <table:table-cell table:style-name="ce11" table:formula="of:=AVERAGE([.G5:.G14])" office:value-type="string" office:string-value="" calcext:value-type="error">
            <text:p>#DIV/0!</text:p>
          </table:table-cell>
          <table:table-cell table:style-name="ce11" table:formula="of:=AVERAGE([.H5:.H14])" office:value-type="string" office:string-value="" calcext:value-type="error">
            <text:p>#DIV/0!</text:p>
          </table:table-cell>
          <table:table-cell table:style-name="ce11" table:formula="of:=AVERAGE([.I5:.I14])" office:value-type="string" office:string-value="" calcext:value-type="error">
            <text:p>#DIV/0!</text:p>
          </table:table-cell>
          <table:table-cell table:style-name="ce11" table:formula="of:=AVERAGE([.J5:.J14])" office:value-type="string" office:string-value="" calcext:value-type="error">
            <text:p>#DIV/0!</text:p>
          </table:table-cell>
          <table:table-cell table:style-name="ce11"/>
          <table:table-cell table:style-name="ce11" table:formula="of:=AVERAGE([.L5:.L14]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average:</text:p>
          </table:table-cell>
          <table:table-cell table:style-name="ce11" table:formula="of:=AVERAGE([.O5:.O14])" office:value-type="float" office:value="411" calcext:value-type="float">
            <text:p>411,00</text:p>
          </table:table-cell>
          <table:table-cell table:style-name="ce11" table:formula="of:=AVERAGE([.P5:.P14])" office:value-type="float" office:value="436.5" calcext:value-type="float">
            <text:p>436,50</text:p>
          </table:table-cell>
          <table:table-cell table:style-name="ce11" table:formula="of:=AVERAGE([.Q5:.Q14])" office:value-type="float" office:value="448" calcext:value-type="float">
            <text:p>448,00</text:p>
          </table:table-cell>
          <table:table-cell table:style-name="ce11" table:formula="of:=AVERAGE([.R5:.R14])" office:value-type="float" office:value="448" calcext:value-type="float">
            <text:p>448,00</text:p>
          </table:table-cell>
          <table:table-cell table:style-name="ce11" table:formula="of:=AVERAGE([.S5:.S14])" office:value-type="float" office:value="448" calcext:value-type="float">
            <text:p>448,00</text:p>
          </table:table-cell>
          <table:table-cell table:style-name="ce11" table:formula="of:=AVERAGE([.T5:.T14])" office:value-type="float" office:value="448" calcext:value-type="float">
            <text:p>448,00</text:p>
          </table:table-cell>
          <table:table-cell table:style-name="ce11"/>
          <table:table-cell table:style-name="ce11" table:formula="of:=AVERAGE([.V5:.V14])" office:value-type="float" office:value="448" calcext:value-type="float">
            <text:p>448,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8" office:value-type="string" calcext:value-type="string">
            <text:p>stddev:</text:p>
          </table:table-cell>
          <table:table-cell table:style-name="ce11" table:formula="of:=STDEVP([.E5:.E14])" office:value-type="string" office:string-value="" calcext:value-type="error">
            <text:p>#DIV/0!</text:p>
          </table:table-cell>
          <table:table-cell table:style-name="ce11" table:formula="of:=STDEVP([.F5:.F14])" office:value-type="string" office:string-value="" calcext:value-type="error">
            <text:p>#DIV/0!</text:p>
          </table:table-cell>
          <table:table-cell table:style-name="ce11" table:formula="of:=STDEVP([.G5:.G14])" office:value-type="string" office:string-value="" calcext:value-type="error">
            <text:p>#DIV/0!</text:p>
          </table:table-cell>
          <table:table-cell table:style-name="ce11" table:formula="of:=STDEVP([.H5:.H14])" office:value-type="string" office:string-value="" calcext:value-type="error">
            <text:p>#DIV/0!</text:p>
          </table:table-cell>
          <table:table-cell table:style-name="ce11" table:formula="of:=STDEVP([.I5:.I14])" office:value-type="string" office:string-value="" calcext:value-type="error">
            <text:p>#DIV/0!</text:p>
          </table:table-cell>
          <table:table-cell table:style-name="ce11" table:formula="of:=STDEVP([.J5:.J14])" office:value-type="string" office:string-value="" calcext:value-type="error">
            <text:p>#DIV/0!</text:p>
          </table:table-cell>
          <table:table-cell table:style-name="ce11"/>
          <table:table-cell table:style-name="ce11" table:formula="of:=STDEVP([.L5:.L14])" office:value-type="string" office:string-value="" calcext:value-type="error">
            <text:p>#DIV/0!</text:p>
          </table:table-cell>
          <table:table-cell/>
          <table:table-cell table:style-name="ce8" office:value-type="string" calcext:value-type="string">
            <text:p>stddev:</text:p>
          </table:table-cell>
          <table:table-cell table:style-name="ce11" table:formula="of:=STDEVP([.O5:.O14])" office:value-type="float" office:value="13" calcext:value-type="float">
            <text:p>13,00</text:p>
          </table:table-cell>
          <table:table-cell table:style-name="ce11" table:formula="of:=STDEVP([.P5:.P14])" office:value-type="float" office:value="11.5" calcext:value-type="float">
            <text:p>11,50</text:p>
          </table:table-cell>
          <table:table-cell table:style-name="ce11" table:formula="of:=STDEVP([.Q5:.Q14])" office:value-type="float" office:value="0" calcext:value-type="float">
            <text:p>0,00</text:p>
          </table:table-cell>
          <table:table-cell table:style-name="ce11" table:formula="of:=STDEVP([.R5:.R14])" office:value-type="float" office:value="0" calcext:value-type="float">
            <text:p>0,00</text:p>
          </table:table-cell>
          <table:table-cell table:style-name="ce11" table:formula="of:=STDEVP([.S5:.S14])" office:value-type="float" office:value="0" calcext:value-type="float">
            <text:p>0,00</text:p>
          </table:table-cell>
          <table:table-cell table:style-name="ce11" table:formula="of:=STDEVP([.T5:.T14])" office:value-type="float" office:value="0" calcext:value-type="float">
            <text:p>0,00</text:p>
          </table:table-cell>
          <table:table-cell table:style-name="ce11"/>
          <table:table-cell table:style-name="ce11" table:formula="of:=STDEVP([.V5:.V14])" office:value-type="float" office:value="0" calcext:value-type="float">
            <text:p>0,00</text:p>
          </table:table-cell>
          <table:table-cell table:number-columns-repeated="100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10000" calcext:value-type="float">
            <text:p>1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87" calcext:value-type="float">
            <text:p>615587</text:p>
          </table:table-cell>
          <table:table-cell office:value-type="float" office:value="4119" calcext:value-type="float">
            <text:p>4119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5]*100/[.D5]" office:value-type="float" office:value="0.669117444000604" calcext:value-type="float">
            <text:p>0,67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20" calcext:value-type="float">
            <text:p>42120</text:p>
          </table:table-cell>
          <table:table-cell office:value-type="float" office:value="398" calcext:value-type="float">
            <text:p>39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9]*100/[.D9]" office:value-type="float" office:value="0.944919278252612" calcext:value-type="float">
            <text:p>0,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786" calcext:value-type="float">
            <text:p>23786</text:p>
          </table:table-cell>
          <table:table-cell office:value-type="float" office:value="424" calcext:value-type="float">
            <text:p>42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2]*100/[.D12]" office:value-type="float" office:value="1.78256117043639" calcext:value-type="float">
            <text:p>1,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2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20000" calcext:value-type="float">
            <text:p>2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87" calcext:value-type="float">
            <text:p>615587</text:p>
          </table:table-cell>
          <table:table-cell office:value-type="float" office:value="7155" calcext:value-type="float">
            <text:p>7155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E5]*100/[.D5]" office:value-type="float" office:value="1.16230524686194" calcext:value-type="float">
            <text:p>1,16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21" calcext:value-type="float">
            <text:p>42121</text:p>
          </table:table-cell>
          <table:table-cell office:value-type="float" office:value="425" calcext:value-type="float">
            <text:p>425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E9]*100/[.D9]" office:value-type="float" office:value="1.00899788703972" calcext:value-type="float">
            <text:p>1,0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786" calcext:value-type="float">
            <text:p>23786</text:p>
          </table:table-cell>
          <table:table-cell office:value-type="float" office:value="448" calcext:value-type="float">
            <text:p>448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E12]*100/[.D12]" office:value-type="float" office:value="1.88346085932902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3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88" calcext:value-type="float">
            <text:p>615588</text:p>
          </table:table-cell>
          <table:table-cell office:value-type="float" office:value="8194" calcext:value-type="float">
            <text:p>8194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E5]*100/[.D5]" office:value-type="float" office:value="1.33108507638226" calcext:value-type="float">
            <text:p>1,33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20" calcext:value-type="float">
            <text:p>42120</text:p>
          </table:table-cell>
          <table:table-cell office:value-type="float" office:value="448" calcext:value-type="float">
            <text:p>448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786" calcext:value-type="float">
            <text:p>23786</text:p>
          </table:table-cell>
          <table:table-cell office:value-type="float" office:value="448" calcext:value-type="float">
            <text:p>448</text:p>
          </table:table-cell>
          <table:table-cell office:value-type="float" office:value="23338" calcext:value-type="float">
            <text:p>23338</text:p>
          </table:table-cell>
          <table:table-cell/>
          <table:table-cell table:formula="of:=[.E12]*100/[.D12]" office:value-type="float" office:value="1.88346085932902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4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89" calcext:value-type="float">
            <text:p>615589</text:p>
          </table:table-cell>
          <table:table-cell office:value-type="float" office:value="8952" calcext:value-type="float">
            <text:p>8952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[.E5]*100/[.D5]" office:value-type="float" office:value="1.45421701817284" calcext:value-type="float">
            <text:p>1,45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120" calcext:value-type="float">
            <text:p>42120</text:p>
          </table:table-cell>
          <table:table-cell office:value-type="float" office:value="448" calcext:value-type="float">
            <text:p>448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786" calcext:value-type="float">
            <text:p>23786</text:p>
          </table:table-cell>
          <table:table-cell office:value-type="float" office:value="448" calcext:value-type="float">
            <text:p>448</text:p>
          </table:table-cell>
          <table:table-cell office:value-type="float" office:value="23338" calcext:value-type="float">
            <text:p>23338</text:p>
          </table:table-cell>
          <table:table-cell/>
          <table:table-cell table:formula="of:=[.E12]*100/[.D12]" office:value-type="float" office:value="1.88346085932902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5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50000" calcext:value-type="float">
            <text:p>5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88" calcext:value-type="float">
            <text:p>615588</text:p>
          </table:table-cell>
          <table:table-cell office:value-type="float" office:value="10175" calcext:value-type="float">
            <text:p>10175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[.E5]*100/[.D5]" office:value-type="float" office:value="1.65289121945197" calcext:value-type="float">
            <text:p>1,65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3" table:formula="of:=['3000K-100'.D9]" office:value-type="float" office:value="42120" calcext:value-type="float">
            <text:p>42120</text:p>
          </table:table-cell>
          <table:table-cell table:style-name="ce34" table:formula="of:=['3000K-100'.E9]" office:value-type="float" office:value="448" calcext:value-type="float">
            <text:p>448</text:p>
          </table:table-cell>
          <table:table-cell table:style-name="ce34" table:formula="of:=['3000K-100'.F9]" office:value-type="float" office:value="41672" calcext:value-type="float">
            <text:p>41672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4" table:formula="of:=['3000K-100'.D12]" office:value-type="float" office:value="23787" calcext:value-type="float">
            <text:p>23787</text:p>
          </table:table-cell>
          <table:table-cell table:style-name="ce34" table:formula="of:=['3000K-100'.E12]" office:value-type="float" office:value="448" calcext:value-type="float">
            <text:p>448</text:p>
          </table:table-cell>
          <table:table-cell table:style-name="ce34" table:formula="of:=['3000K-100'.F12]" office:value-type="float" office:value="23339" calcext:value-type="float">
            <text:p>23339</text:p>
          </table:table-cell>
          <table:table-cell/>
          <table:table-cell table:formula="of:=[.E12]*100/[.D12]" office:value-type="float" office:value="1.8833816790684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20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1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200000" calcext:value-type="float">
            <text:p>20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1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1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1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90" calcext:value-type="float">
            <text:p>615590</text:p>
          </table:table-cell>
          <table:table-cell office:value-type="float" office:value="22523" calcext:value-type="float">
            <text:p>22523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[.E5]*100/[.D5]" office:value-type="float" office:value="3.65876638671843" calcext:value-type="float">
            <text:p>3,66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3" table:formula="of:=['3000K-100'.D9]" office:value-type="float" office:value="42120" calcext:value-type="float">
            <text:p>42120</text:p>
          </table:table-cell>
          <table:table-cell table:style-name="ce33" table:formula="of:=['3000K-100'.E9]" office:value-type="float" office:value="448" calcext:value-type="float">
            <text:p>448</text:p>
          </table:table-cell>
          <table:table-cell table:style-name="ce33" table:formula="of:=['3000K-100'.F9]" office:value-type="float" office:value="41672" calcext:value-type="float">
            <text:p>41672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number-columns-repeated="3"/>
          <table:table-cell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3" table:number-columns-repeated="3"/>
          <table:table-cell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3" table:formula="of:=['3000K-100'.D12]" office:value-type="float" office:value="23787" calcext:value-type="float">
            <text:p>23787</text:p>
          </table:table-cell>
          <table:table-cell table:style-name="ce33" table:formula="of:=['3000K-100'.E12]" office:value-type="float" office:value="448" calcext:value-type="float">
            <text:p>448</text:p>
          </table:table-cell>
          <table:table-cell table:style-name="ce33" table:formula="of:=['3000K-100'.F12]" office:value-type="float" office:value="23339" calcext:value-type="float">
            <text:p>23339</text:p>
          </table:table-cell>
          <table:table-cell/>
          <table:table-cell table:formula="of:=[.E12]*100/[.D12]" office:value-type="float" office:value="1.8833816790684" calcext:value-type="float">
            <text:p>1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50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92" calcext:value-type="float">
            <text:p>615592</text:p>
          </table:table-cell>
          <table:table-cell office:value-type="float" office:value="30587" calcext:value-type="float">
            <text:p>30587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[.E5]*100/[.D5]" office:value-type="float" office:value="4.96871304370427" calcext:value-type="float">
            <text:p>4,97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3" table:formula="of:=['3000K-100'.D9]" office:value-type="float" office:value="42120" calcext:value-type="float">
            <text:p>42120</text:p>
          </table:table-cell>
          <table:table-cell table:style-name="ce33" table:formula="of:=['3000K-100'.E9]" office:value-type="float" office:value="448" calcext:value-type="float">
            <text:p>448</text:p>
          </table:table-cell>
          <table:table-cell table:style-name="ce33" table:formula="of:=['3000K-100'.F9]" office:value-type="float" office:value="41672" calcext:value-type="float">
            <text:p>41672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3" table:number-columns-repeated="3"/>
          <table:table-cell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3" table:number-columns-repeated="3"/>
          <table:table-cell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3" table:formula="of:=['3000K-100'.D12]" office:value-type="float" office:value="23787" calcext:value-type="float">
            <text:p>23787</text:p>
          </table:table-cell>
          <table:table-cell table:style-name="ce33" table:formula="of:=['3000K-100'.E12]" office:value-type="float" office:value="448" calcext:value-type="float">
            <text:p>448</text:p>
          </table:table-cell>
          <table:table-cell table:style-name="ce33" table:formula="of:=['3000K-100'.F12]" office:value-type="float" office:value="23339" calcext:value-type="float">
            <text:p>23339</text:p>
          </table:table-cell>
          <table:table-cell/>
          <table:table-cell table:formula="of:=[.E12]*100/[.D12]" office:value-type="float" office:value="1.8833816790684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table table:name="3000K-100" table:style-name="ta1"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ce17"/>
        <table:table-column table:style-name="co6" table:number-columns-repeated="1016" table:default-cell-style-name="Default"/>
        <table:table-row table:style-name="ro1">
          <table:table-cell table:style-name="ce18"/>
          <table:table-cell table:style-name="ce21"/>
          <table:table-cell table:style-name="ce23"/>
          <table:table-cell table:style-name="ce25"/>
          <table:table-cell table:style-name="ce27" table:number-columns-repeated="3"/>
          <table:table-cell table:style-name="ce29"/>
          <table:table-cell table:style-name="ce21" table:number-columns-repeated="1016"/>
        </table:table-row>
        <table:table-row table:style-name="ro1">
          <table:table-cell table:style-name="ce18"/>
          <table:table-cell table:style-name="ce21"/>
          <table:table-cell table:style-name="ce23" office:value-type="string" calcext:value-type="string">
            <text:p>cache size:</text:p>
          </table:table-cell>
          <table:table-cell table:style-name="ce25" office:value-type="float" office:value="700000" calcext:value-type="float">
            <text:p>700000</text:p>
          </table:table-cell>
          <table:table-cell table:style-name="ce25" office:value-type="string" calcext:value-type="string">
            <text:p>actually, it was 3000000, but since the #requests did not come close, we can use something smaller to better fit into the charts</text:p>
          </table:table-cell>
          <table:table-cell table:style-name="ce27" table:number-columns-repeated="2"/>
          <table:table-cell table:style-name="ce29"/>
          <table:table-cell table:style-name="ce21" table:number-columns-repeated="1016"/>
        </table:table-row>
        <table:table-row table:style-name="ro2">
          <table:table-cell table:style-name="ce19"/>
          <table:table-cell table:style-name="ce22"/>
          <table:table-cell table:style-name="ce24"/>
          <table:table-cell table:style-name="ce26"/>
          <table:table-cell table:style-name="ce28" table:number-columns-repeated="3"/>
          <table:table-cell table:style-name="ce30"/>
          <table:table-cell table:style-name="ce22"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1">
          <table:table-cell office:value-type="string" calcext:value-type="string">
            <text:p>TPF</text:p>
          </table:table-cell>
          <table:table-cell table:number-columns-repeated="2"/>
          <table:table-cell office:value-type="float" office:value="615593" calcext:value-type="float">
            <text:p>615593</text:p>
          </table:table-cell>
          <table:table-cell office:value-type="float" office:value="30715" calcext:value-type="float">
            <text:p>30715</text:p>
          </table:table-cell>
          <table:table-cell office:value-type="float" office:value="584878" calcext:value-type="float">
            <text:p>584878</text:p>
          </table:table-cell>
          <table:table-cell/>
          <table:table-cell table:formula="of:=[.E5]*100/[.D5]" office:value-type="float" office:value="4.98949793126303" calcext:value-type="float">
            <text:p>4,99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client</text:p>
          </table:table-cell>
          <table:table-cell table:style-name="ce20" office:value-type="string" calcext:value-type="string">
            <text:p>maxNumberOfMappings</text:p>
          </table:table-cell>
          <table:table-cell table:style-name="ce20"/>
          <table:table-cell table:style-name="ce20" office:value-type="string" calcext:value-type="string">
            <text:p>#requests</text:p>
          </table:table-cell>
          <table:table-cell table:style-name="ce20" office:value-type="string" calcext:value-type="string">
            <text:p>#hits</text:p>
          </table:table-cell>
          <table:table-cell table:style-name="ce20" office:value-type="string" calcext:value-type="string">
            <text:p>cache size</text:p>
          </table:table-cell>
          <table:table-cell table:style-name="ce20"/>
          <table:table-cell table:style-name="ce31" office:value-type="string" calcext:value-type="string">
            <text:p>hitrate</text:p>
          </table:table-cell>
          <table:table-cell table:style-name="ce32"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E7]*100/[.D7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formula="of:=[.E8]*100/[.D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5" office:value-type="float" office:value="42120" calcext:value-type="float">
            <text:p>42120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41672" calcext:value-type="float">
            <text:p>41672</text:p>
          </table:table-cell>
          <table:table-cell/>
          <table:table-cell table:formula="of:=[.E9]*100/[.D9]" office:value-type="float" office:value="1.0636277302944" calcext:value-type="float">
            <text:p>1,06</text:p>
          </table:table-cell>
          <table:table-cell/>
          <table:table-cell table:style-name="ce3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5" table:number-columns-repeated="3"/>
          <table:table-cell/>
          <table:table-cell table:formula="of:=[.E10]*100/[.D1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5" table:number-columns-repeated="3"/>
          <table:table-cell/>
          <table:table-cell table:formula="of:=[.E11]*100/[.D1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TPF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5" office:value-type="float" office:value="23787" calcext:value-type="float">
            <text:p>23787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23339" calcext:value-type="float">
            <text:p>23339</text:p>
          </table:table-cell>
          <table:table-cell/>
          <table:table-cell table:formula="of:=[.E12]*100/[.D12]" office:value-type="float" office:value="1.8833816790684" calcext:value-type="float">
            <text:p>1,8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[.E13]*100/[.D13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[.E14]*100/[.D14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[.E15]*100/[.D15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TPF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[.E16]*100/[.D16]" office:value-type="string" office:string-value="" calcext:value-type="error">
            <text:p>#DIV/0!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.00.0000</text:date>, <text:time style:data-style-name="N2" text:time-value="15:31:21.812860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1T21:10:20.313146753</dc:date>
    <meta:editing-duration>PT22H41M9S</meta:editing-duration>
    <meta:editing-cycles>95</meta:editing-cycles>
    <meta:document-statistic meta:table-count="9" meta:cell-count="6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3">
      <style:chart-properties chart:display-label="true" chart:logarithmic="false" chart:minimum="0" chart:maximum="700000" chart:origin="0" chart:interval-major="200000" chart:interval-minor-divisor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stroke="dash" draw:stroke-dash="Ultrafine_20_2_20_Dots_20_3_20_Dashes" svg:stroke-color="#b3b3b3"/>
    </style:style>
    <style:style style:name="ch8" style:family="chart" style:data-style-name="N3">
      <style:chart-properties chart:display-label="true" chart:logarithmic="true" chart:minimum="100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svg:x="5.461cm" svg:y="1.587cm" style:legend-expansion="custom" chartooo:width="3.991cm" chartooo:height="1.753cm" style:legend-expansion-aspect-ratio="2.27666856816885" chart:style-name="ch2"/>
        <chart:plot-area chart:style-name="ch3" table:cell-range-address="charts.O2:charts.V3 charts.A3:charts.A3 charts.A7:charts.A7 charts.O7:charts.V7 charts.A10:charts.A10 charts.O10:charts.V10" chart:data-source-has-labels="column" svg:x="0.747cm" svg:y="0.015cm" svg:width="9.043cm" svg:height="5.325cm">
          <chartooo:coordinate-region svg:x="2.374cm" svg:y="0.241cm" svg:width="7.416cm" svg:height="4.452cm"/>
          <chart:axis chart:dimension="x" chart:name="primary-x" chart:style-name="ch4">
            <chart:title svg:x="2.872cm" svg:y="5.317cm" chart:style-name="ch5">
              <text:p>cache size (in number of request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581cm" chart:style-name="ch9">
              <text:p>number of cache hits
(log scale)                 </text:p>
            </chart:title>
            <chart:grid chart:style-name="ch6" chart:class="major"/>
          </chart:axis>
          <chart:series chart:style-name="ch10" chart:values-cell-range-address="charts.O3:charts.V3" chart:label-cell-address="charts.A3:charts.A3" chart:class="chart:scatter">
            <chart:domain table:cell-range-address="charts.O2:charts.V2"/>
            <chart:data-point chart:repeated="8"/>
          </chart:series>
          <chart:series chart:style-name="ch11" chart:values-cell-range-address="charts.O7:charts.V7" chart:label-cell-address="charts.A7:charts.A7" chart:class="chart:scatter">
            <chart:data-point chart:repeated="8"/>
          </chart:series>
          <chart:series chart:style-name="ch12" chart:values-cell-range-address="charts.O10:charts.V10" chart:label-cell-address="charts.A10:charts.A1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charts.O2:charts.V2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TPF</text:p>
                <draw:g>
                  <svg:desc>charts.A3:charts.A3</svg:desc>
                </draw:g>
              </table:table-cell>
              <table:table-cell office:value-type="float" office:value="4119">
                <text:p>4119</text:p>
                <draw:g>
                  <svg:desc>charts.O3:charts.V3</svg:desc>
                </draw:g>
              </table:table-cell>
              <table:table-cell office:value-type="float" office:value="7155">
                <text:p>7155</text:p>
              </table:table-cell>
              <table:table-cell office:value-type="float" office:value="8194">
                <text:p>8194</text:p>
              </table:table-cell>
              <table:table-cell office:value-type="float" office:value="8952">
                <text:p>8952</text:p>
              </table:table-cell>
              <table:table-cell office:value-type="float" office:value="10175">
                <text:p>10175</text:p>
              </table:table-cell>
              <table:table-cell office:value-type="float" office:value="22523">
                <text:p>22523</text:p>
              </table:table-cell>
              <table:table-cell office:value-type="float" office:value="30587">
                <text:p>30587</text:p>
              </table:table-cell>
              <table:table-cell office:value-type="float" office:value="30715">
                <text:p>30715</text:p>
              </table:table-cell>
            </table:table-row>
            <table:table-row>
              <table:table-cell office:value-type="string">
                <text:p>brTPF(15)</text:p>
                <draw:g>
                  <svg:desc>charts.A7:charts.A7</svg:desc>
                </draw:g>
              </table:table-cell>
              <table:table-cell office:value-type="float" office:value="398">
                <text:p>398</text:p>
                <draw:g>
                  <svg:desc>charts.O7:charts.V7</svg:desc>
                </draw:g>
              </table:table-cell>
              <table:table-cell office:value-type="float" office:value="425">
                <text:p>425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brTPF(30)</text:p>
                <draw:g>
                  <svg:desc>charts.A10:charts.A10</svg:desc>
                </draw:g>
              </table:table-cell>
              <table:table-cell office:value-type="float" office:value="424">
                <text:p>424</text:p>
                <draw:g>
                  <svg:desc>charts.O10:charts.V10</svg:desc>
                </draw:g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8">
                <text:p>4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2 3 1" chart:style-name="ch1">
        <chart:legend chart:legend-position="end" svg:x="13.121cm" svg:y="3.703cm" style:legend-expansion="high" chart:style-name="ch2"/>
        <chart:plot-area chart:style-name="ch3" table:cell-range-address="charts.E2:charts.L3 charts.A7:charts.A7 charts.E7:charts.L7 charts.A10:charts.A10 charts.E10:charts.L10 charts.A3:charts.A3" chart:data-source-has-labels="column" svg:x="1.331cm" svg:y="0.18cm" svg:width="11.47cm" svg:height="7.659cm">
          <chartooo:coordinate-region svg:x="1.767cm" svg:y="0.379cm" svg:width="10.477cm" svg:height="6.813cm"/>
          <chart:axis chart:dimension="x" chart:name="primary-x" chart:style-name="ch4">
            <chart:title svg:x="4.535cm" svg:y="8.019cm" chart:style-name="ch5">
              <text:p>cache size (in number of requests)</text:p>
            </chart:title>
          </chart:axis>
          <chart:axis chart:dimension="y" chart:name="primary-y" chart:style-name="ch6">
            <chart:title svg:x="0.451cm" svg:y="5.693cm" chart:style-name="ch7">
              <text:p>hit rate (in percentage)</text:p>
            </chart:title>
            <chart:grid chart:style-name="ch8" chart:class="major"/>
          </chart:axis>
          <chart:series chart:style-name="ch9" chart:values-cell-range-address="charts.E7:charts.L7" chart:label-cell-address="charts.A7:charts.A7" chart:class="chart:scatter">
            <chart:domain table:cell-range-address="charts.E2:charts.L2"/>
            <chart:data-point chart:repeated="8"/>
          </chart:series>
          <chart:series chart:style-name="ch10" chart:values-cell-range-address="charts.E10:charts.L10" chart:label-cell-address="charts.A10:charts.A10" chart:class="chart:scatter">
            <chart:data-point chart:repeated="8"/>
          </chart:series>
          <chart:series chart:style-name="ch11" chart:values-cell-range-address="charts.E3:charts.L3" chart:label-cell-address="charts.A3:charts.A3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charts.E2:charts.L2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30000">
                <text:p>30000</text:p>
              </table:table-cell>
              <table:table-cell office:value-type="float" office:value="40000">
                <text:p>40000</text:p>
              </table:table-cell>
              <table:table-cell office:value-type="float" office:value="50000">
                <text:p>5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brTPF(15)</text:p>
                <draw:g>
                  <svg:desc>charts.A7:charts.A7</svg:desc>
                </draw:g>
              </table:table-cell>
              <table:table-cell office:value-type="float" office:value="0.944919278252612">
                <text:p>0.944919278252612</text:p>
                <draw:g>
                  <svg:desc>charts.E7:charts.L7</svg:desc>
                </draw:g>
              </table:table-cell>
              <table:table-cell office:value-type="float" office:value="1.00899788703972">
                <text:p>1.00899788703972</text:p>
              </table:table-cell>
              <table:table-cell office:value-type="float" office:value="1.0636277302944">
                <text:p>1.0636277302944</text:p>
              </table:table-cell>
              <table:table-cell office:value-type="float" office:value="1.0636277302944">
                <text:p>1.0636277302944</text:p>
              </table:table-cell>
              <table:table-cell office:value-type="float" office:value="1.0636277302944">
                <text:p>1.0636277302944</text:p>
              </table:table-cell>
              <table:table-cell office:value-type="float" office:value="1.0636277302944">
                <text:p>1.0636277302944</text:p>
              </table:table-cell>
              <table:table-cell office:value-type="float" office:value="1.0636277302944">
                <text:p>1.0636277302944</text:p>
              </table:table-cell>
              <table:table-cell office:value-type="float" office:value="1.0636277302944">
                <text:p>1.0636277302944</text:p>
              </table:table-cell>
            </table:table-row>
            <table:table-row>
              <table:table-cell office:value-type="string">
                <text:p>brTPF(30)</text:p>
                <draw:g>
                  <svg:desc>charts.A10:charts.A10</svg:desc>
                </draw:g>
              </table:table-cell>
              <table:table-cell office:value-type="float" office:value="1.78256117043639">
                <text:p>1.78256117043639</text:p>
                <draw:g>
                  <svg:desc>charts.E10:charts.L10</svg:desc>
                </draw:g>
              </table:table-cell>
              <table:table-cell office:value-type="float" office:value="1.88346085932902">
                <text:p>1.88346085932902</text:p>
              </table:table-cell>
              <table:table-cell office:value-type="float" office:value="1.88346085932902">
                <text:p>1.88346085932902</text:p>
              </table:table-cell>
              <table:table-cell office:value-type="float" office:value="1.88346085932902">
                <text:p>1.88346085932902</text:p>
              </table:table-cell>
              <table:table-cell office:value-type="float" office:value="1.8833816790684">
                <text:p>1.8833816790684</text:p>
              </table:table-cell>
              <table:table-cell office:value-type="float" office:value="1.8833816790684">
                <text:p>1.8833816790684</text:p>
              </table:table-cell>
              <table:table-cell office:value-type="float" office:value="1.8833816790684">
                <text:p>1.8833816790684</text:p>
              </table:table-cell>
              <table:table-cell office:value-type="float" office:value="1.8833816790684">
                <text:p>1.8833816790684</text:p>
              </table:table-cell>
            </table:table-row>
            <table:table-row>
              <table:table-cell office:value-type="string">
                <text:p>TPF</text:p>
                <draw:g>
                  <svg:desc>charts.A3:charts.A3</svg:desc>
                </draw:g>
              </table:table-cell>
              <table:table-cell office:value-type="float" office:value="0.669117444000604">
                <text:p>0.669117444000604</text:p>
                <draw:g>
                  <svg:desc>charts.E3:charts.L3</svg:desc>
                </draw:g>
              </table:table-cell>
              <table:table-cell office:value-type="float" office:value="1.16230524686194">
                <text:p>1.16230524686194</text:p>
              </table:table-cell>
              <table:table-cell office:value-type="float" office:value="1.33108507638226">
                <text:p>1.33108507638226</text:p>
              </table:table-cell>
              <table:table-cell office:value-type="float" office:value="1.45421701817284">
                <text:p>1.45421701817284</text:p>
              </table:table-cell>
              <table:table-cell office:value-type="float" office:value="1.65289121945197">
                <text:p>1.65289121945197</text:p>
              </table:table-cell>
              <table:table-cell office:value-type="float" office:value="3.65876638671843">
                <text:p>3.65876638671843</text:p>
              </table:table-cell>
              <table:table-cell office:value-type="float" office:value="4.96871304370427">
                <text:p>4.96871304370427</text:p>
              </table:table-cell>
              <table:table-cell office:value-type="float" office:value="4.98949793126303">
                <text:p>4.98949793126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